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5-09-2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5-08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5-08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5-07-02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5-05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5-04-2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5-03-2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5-02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5-01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12-30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1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10-29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09-2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08-3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08-0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06-1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05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04-25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03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02-2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4-01-2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12-20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11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10-2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09-27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08-3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07-2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06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06-0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04-2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03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03-0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02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3-01-0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2-12-0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2-10-2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2-09-2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2-09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2-07-2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2-06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2-05-2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2-05-0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2-03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2-03-0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2-01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12-3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12-0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10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09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08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07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06-3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06-0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05-0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04-01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03-0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0692" calcext:value-type="float">
            <text:p>26.11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014" calcext:value-type="float">
            <text:p>27.79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6556" calcext:value-type="float">
            <text:p>26.54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5276" calcext:value-type="float">
            <text:p>27.73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734" calcext:value-type="float">
            <text:p>28.24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546" calcext:value-type="float">
            <text:p>28.4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0428" calcext:value-type="float">
            <text:p>28.57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1868" calcext:value-type="float">
            <text:p>28.66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2388" calcext:value-type="float">
            <text:p>29.01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14336" calcext:value-type="float">
            <text:p>28.69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46768" calcext:value-type="float">
            <text:p>28.88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08307096774" calcext:value-type="float">
            <text:p>28.0808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03" calcext:value-type="float">
            <text:p>29.0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002425" calcext:value-type="float">
            <text:p>29.1500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73757419355" calcext:value-type="float">
            <text:p>29.4673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7872" calcext:value-type="float">
            <text:p>29.43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19129032258" calcext:value-type="float">
            <text:p>29.5619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46864" calcext:value-type="float">
            <text:p>29.16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06381935484" calcext:value-type="float">
            <text:p>29.1706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3454285714" calcext:value-type="float">
            <text:p>28.99834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69016774194" calcext:value-type="float">
            <text:p>29.3369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83624516129" calcext:value-type="float">
            <text:p>29.0783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73016" calcext:value-type="float">
            <text:p>29.66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19882857143" calcext:value-type="float">
            <text:p>29.8419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86752" calcext:value-type="float">
            <text:p>29.93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2464285714" calcext:value-type="float">
            <text:p>29.349246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692975" calcext:value-type="float">
            <text:p>29.5369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37708" calcext:value-type="float">
            <text:p>28.493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7221935484" calcext:value-type="float">
            <text:p>27.5567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79032" calcext:value-type="float">
            <text:p>27.31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13927741936" calcext:value-type="float">
            <text:p>27.3913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87724444444" calcext:value-type="float">
            <text:p>27.31877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52441290323" calcext:value-type="float">
            <text:p>27.7752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3829677419" calcext:value-type="float">
            <text:p>28.1363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38808" calcext:value-type="float">
            <text:p>28.1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39927741935" calcext:value-type="float">
            <text:p>29.14399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4216" calcext:value-type="float">
            <text:p>29.6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04384516129" calcext:value-type="float">
            <text:p>31.2104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6376774193" calcext:value-type="float">
            <text:p>29.89163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4586" calcext:value-type="float">
            <text:p>29.834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42556129032" calcext:value-type="float">
            <text:p>29.3542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72228" calcext:value-type="float">
            <text:p>28.42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02837419355" calcext:value-type="float">
            <text:p>28.3502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17692857143" calcext:value-type="float">
            <text:p>28.851769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01033548387" calcext:value-type="float">
            <text:p>29.0701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260516129" calcext:value-type="float">
            <text:p>28.7912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74828571429" calcext:value-type="float">
            <text:p>29.0274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50681290323" calcext:value-type="float">
            <text:p>29.4150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12288" calcext:value-type="float">
            <text:p>29.49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74819354839" calcext:value-type="float">
            <text:p>29.9974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97512258065" calcext:value-type="float">
            <text:p>30.5297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2466666667" calcext:value-type="float">
            <text:p>29.6172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16264" calcext:value-type="float">
            <text:p>28.8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5124" calcext:value-type="float">
            <text:p>28.80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5564" calcext:value-type="float">
            <text:p>28.51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5204" calcext:value-type="float">
            <text:p>29.44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4204" calcext:value-type="float">
            <text:p>29.06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462" calcext:value-type="float">
            <text:p>29.34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1636" calcext:value-type="float">
            <text:p>29.09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6548" calcext:value-type="float">
            <text:p>28.00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3204" calcext:value-type="float">
            <text:p>28.68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3156" calcext:value-type="float">
            <text:p>26.01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7356" calcext:value-type="float">
            <text:p>25.32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5892" calcext:value-type="float">
            <text:p>25.80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364" calcext:value-type="float">
            <text:p>25.6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74530322581" calcext:value-type="float">
            <text:p>26.1774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4424516129" calcext:value-type="float">
            <text:p>25.9084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30192" calcext:value-type="float">
            <text:p>25.83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58833548387" calcext:value-type="float">
            <text:p>25.7858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2536" calcext:value-type="float">
            <text:p>25.21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96792258065" calcext:value-type="float">
            <text:p>24.6196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71" calcext:value-type="float">
            <text:p>25.36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2377777778" calcext:value-type="float">
            <text:p>25.4962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6864" calcext:value-type="float">
            <text:p>26.2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1532413793" calcext:value-type="float">
            <text:p>26.18815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9528" calcext:value-type="float">
            <text:p>25.37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42785714286" calcext:value-type="float">
            <text:p>25.5242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00205517241" calcext:value-type="float">
            <text:p>24.89002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1620645161" calcext:value-type="float">
            <text:p>24.3041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6309677419" calcext:value-type="float">
            <text:p>24.786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02488" calcext:value-type="float">
            <text:p>25.46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9396129032" calcext:value-type="float">
            <text:p>25.6829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534" calcext:value-type="float">
            <text:p>26.24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85894193548" calcext:value-type="float">
            <text:p>26.2485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3153548387" calcext:value-type="float">
            <text:p>26.1943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77864" calcext:value-type="float">
            <text:p>26.02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7534193548" calcext:value-type="float">
            <text:p>26.0367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76188" calcext:value-type="float">
            <text:p>26.00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29905806452" calcext:value-type="float">
            <text:p>24.4929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22482857143" calcext:value-type="float">
            <text:p>24.30224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93345806452" calcext:value-type="float">
            <text:p>24.9593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49656774193" calcext:value-type="float">
            <text:p>24.51496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1015483871" calcext:value-type="float">
            <text:p>25.6881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16424" calcext:value-type="float">
            <text:p>25.8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99267096774" calcext:value-type="float">
            <text:p>25.4199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347483871" calcext:value-type="float">
            <text:p>24.8413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96388" calcext:value-type="float">
            <text:p>24.389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62098064516" calcext:value-type="float">
            <text:p>24.0962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7744" calcext:value-type="float">
            <text:p>23.89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31488" calcext:value-type="float">
            <text:p>23.26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6754285714" calcext:value-type="float">
            <text:p>23.6376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26588387097" calcext:value-type="float">
            <text:p>23.9526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6663225806" calcext:value-type="float">
            <text:p>23.9756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56112" calcext:value-type="float">
            <text:p>23.96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19476" calcext:value-type="float">
            <text:p>24.421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57654193548" calcext:value-type="float">
            <text:p>23.4657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64802580645" calcext:value-type="float">
            <text:p>25.0064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00016" calcext:value-type="float">
            <text:p>23.33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5404" calcext:value-type="float">
            <text:p>22.789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17849032258" calcext:value-type="float">
            <text:p>22.4417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02434285714" calcext:value-type="float">
            <text:p>23.61024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6549677419" calcext:value-type="float">
            <text:p>24.5976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10967741936" calcext:value-type="float">
            <text:p>24.261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118" calcext:value-type="float">
            <text:p>24.947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82335483871" calcext:value-type="float">
            <text:p>24.458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3504" calcext:value-type="float">
            <text:p>24.7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37712258064" calcext:value-type="float">
            <text:p>24.5937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03585806452" calcext:value-type="float">
            <text:p>24.7703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7044" calcext:value-type="float">
            <text:p>23.847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2923870968" calcext:value-type="float">
            <text:p>24.1792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2136" calcext:value-type="float">
            <text:p>22.99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32556923077" calcext:value-type="float">
            <text:p>22.473255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47270344828" calcext:value-type="float">
            <text:p>22.55472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74292903226" calcext:value-type="float">
            <text:p>22.7674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87628387097" calcext:value-type="float">
            <text:p>22.4987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55752" calcext:value-type="float">
            <text:p>22.91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34489032258" calcext:value-type="float">
            <text:p>23.5634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12144" calcext:value-type="float">
            <text:p>23.99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64064516129" calcext:value-type="float">
            <text:p>24.096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89423529412" calcext:value-type="float">
            <text:p>24.25894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19312" calcext:value-type="float">
            <text:p>22.439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2374" calcext:value-type="float">
            <text:p>22.042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89232" calcext:value-type="float">
            <text:p>22.77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49192" calcext:value-type="float">
            <text:p>23.25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40352" calcext:value-type="float">
            <text:p>23.29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42430967742" calcext:value-type="float">
            <text:p>24.2642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79736774194" calcext:value-type="float">
            <text:p>24.1979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75076" calcext:value-type="float">
            <text:p>21.91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29316" calcext:value-type="float">
            <text:p>20.102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0501935484" calcext:value-type="float">
            <text:p>19.8940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31028571429" calcext:value-type="float">
            <text:p>19.383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60347096774" calcext:value-type="float">
            <text:p>19.4260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76656774194" calcext:value-type="float">
            <text:p>19.4476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47568" calcext:value-type="float">
            <text:p>19.3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74848" calcext:value-type="float">
            <text:p>19.34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2523870968" calcext:value-type="float">
            <text:p>19.2872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53121290323" calcext:value-type="float">
            <text:p>19.1753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1308" calcext:value-type="float">
            <text:p>19.309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20037419355" calcext:value-type="float">
            <text:p>19.2520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36904" calcext:value-type="float">
            <text:p>19.16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810089430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0594482759" calcext:value-type="float">
            <text:p>19.18405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10" meta:object-count="0"/>
    <meta:user-defined meta:name="AppVersion">3.0</meta:user-defined>
  </office:meta>
</office:document-meta>
</file>